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225.41pt"/>
    </style:style>
    <style:style style:name="co3" style:family="table-column">
      <style:table-column-properties fo:break-before="auto" style:column-width="152.84pt"/>
    </style:style>
    <style:style style:name="co4" style:family="table-column">
      <style:table-column-properties fo:break-before="auto" style:column-width="378.26pt"/>
    </style:style>
    <style:style style:name="co5" style:family="table-column">
      <style:table-column-properties fo:break-before="auto" style:column-width="330.41pt"/>
    </style:style>
    <style:style style:name="co6" style:family="table-column">
      <style:table-column-properties fo:break-before="auto" style:column-width="288.14pt"/>
    </style:style>
    <style:style style:name="co7" style:family="table-column">
      <style:table-column-properties fo:break-before="auto" style:column-width="146.64pt"/>
    </style:style>
    <style:style style:name="co8" style:family="table-column">
      <style:table-column-properties fo:break-before="auto" style:column-width="99.55pt"/>
    </style:style>
    <style:style style:name="co9" style:family="table-column">
      <style:table-column-properties fo:break-before="auto" style:column-width="216.14pt"/>
    </style:style>
    <style:style style:name="co10" style:family="table-column">
      <style:table-column-properties fo:break-before="auto" style:column-width="424.54pt"/>
    </style:style>
    <style:style style:name="co11" style:family="table-column">
      <style:table-column-properties fo:break-before="auto" style:column-width="446.46pt"/>
    </style:style>
    <style:style style:name="co12" style:family="table-column">
      <style:table-column-properties fo:break-before="auto" style:column-width="227.71pt"/>
    </style:style>
    <style:style style:name="co13" style:family="table-column">
      <style:table-column-properties fo:break-before="auto" style:column-width="346.85pt"/>
    </style:style>
    <style:style style:name="co14" style:family="table-column">
      <style:table-column-properties fo:break-before="auto" style:column-width="299pt"/>
    </style:style>
    <style:style style:name="co15" style:family="table-column">
      <style:table-column-properties fo:break-before="auto" style:column-width="300.5pt"/>
    </style:style>
    <style:style style:name="co16" style:family="table-column">
      <style:table-column-properties fo:break-before="auto" style:column-width="64.01pt"/>
    </style:style>
    <style:style style:name="ro1" style:family="table-row">
      <style:table-row-properties style:row-height="40.99pt" fo:break-before="auto" style:use-optimal-row-height="false"/>
    </style:style>
    <style:style style:name="ro2" style:family="table-row">
      <style:table-row-properties style:row-height="28.35pt" fo:break-before="auto" style:use-optimal-row-height="false"/>
    </style:style>
    <style:style style:name="ro3" style:family="table-row">
      <style:table-row-properties style:row-height="46.01pt" fo:break-before="auto" style:use-optimal-row-height="false"/>
    </style:style>
    <style:style style:name="ro4" style:family="table-row">
      <style:table-row-properties style:row-height="49.75pt" fo:break-before="auto" style:use-optimal-row-height="false"/>
    </style:style>
    <style:style style:name="ro5" style:family="table-row">
      <style:table-row-properties style:row-height="60.89pt" fo:break-before="auto" style:use-optimal-row-height="false"/>
    </style:style>
    <style:style style:name="ro6" style:family="table-row">
      <style:table-row-properties style:row-height="38.55pt" fo:break-before="auto" style:use-optimal-row-height="false"/>
    </style:style>
    <style:style style:name="ro7" style:family="table-row">
      <style:table-row-properties style:row-height="39.8pt" fo:break-before="auto" style:use-optimal-row-height="false"/>
    </style:style>
    <style:style style:name="ro8" style:family="table-row">
      <style:table-row-properties style:row-height="36.06pt" fo:break-before="auto" style:use-optimal-row-height="false"/>
    </style:style>
    <style:style style:name="ro9" style:family="table-row">
      <style:table-row-properties style:row-height="50.94pt" fo:break-before="auto" style:use-optimal-row-height="false"/>
    </style:style>
    <style:style style:name="ro10" style:family="table-row">
      <style:table-row-properties style:row-height="43.51pt" fo:break-before="auto" style:use-optimal-row-height="false"/>
    </style:style>
    <style:style style:name="ro11" style:family="table-row">
      <style:table-row-properties style:row-height="65.91pt" fo:break-before="auto" style:use-optimal-row-height="false"/>
    </style:style>
    <style:style style:name="ro12" style:family="table-row">
      <style:table-row-properties style:row-height="47.25pt" fo:break-before="auto" style:use-optimal-row-height="false"/>
    </style:style>
    <style:style style:name="ro13" style:family="table-row">
      <style:table-row-properties style:row-height="48.5pt" fo:break-before="auto" style:use-optimal-row-height="false"/>
    </style:style>
    <style:style style:name="ro14" style:family="table-row">
      <style:table-row-properties style:row-height="68.4pt" fo:break-before="auto" style:use-optimal-row-height="false"/>
    </style:style>
    <style:style style:name="ro15" style:family="table-row">
      <style:table-row-properties style:row-height="42.24pt" fo:break-before="auto" style:use-optimal-row-height="false"/>
    </style:style>
    <style:style style:name="ro16" style:family="table-row">
      <style:table-row-properties style:row-height="55.96pt" fo:break-before="auto" style:use-optimal-row-height="false"/>
    </style:style>
    <style:style style:name="ro17" style:family="table-row">
      <style:table-row-properties style:row-height="37.3pt" fo:break-before="auto" style:use-optimal-row-height="false"/>
    </style:style>
    <style:style style:name="ro1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style:vertical-align="middle"/>
      <style:paragraph-properties fo:text-align="start" fo:margin-left="0pt"/>
      <style:text-properties fo:font-size="20pt"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middle"/>
      <style:paragraph-properties fo:text-align="start" fo:margin-left="0pt"/>
    </style:style>
    <style:style style:name="ce5" style:family="table-cell" style:parent-style-name="Default">
      <style:table-cell-properties style:text-align-source="fix" style:repeat-content="false"/>
      <style:paragraph-properties fo:text-align="start"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Default"/>
        <table:table-column table:style-name="co5" table:default-cell-style-name="ce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007"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3" office:value-type="string" calcext:value-type="string">
            <text:p>VACANCY</text:p>
          </table:table-cell>
          <table:table-cell table:style-name="ce1" office:value-type="string" calcext:value-type="string">
            <text:p>JOB RESPONSIBILITIES</text:p>
          </table:table-cell>
          <table:table-cell table:style-name="ce3"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7"/>
        </table:table-row>
        <table:table-row table:style-name="ro2">
          <table:table-cell table:style-name="ce2" office:value-type="string" calcext:value-type="string">
            <text:p>Jr. iOS Developer</text:p>
          </table:table-cell>
          <table:table-cell table:style-name="ce2" office:value-type="string" calcext:value-type="string">
            <text:p>Hungrynaki.com </text:p>
          </table:table-cell>
          <table:table-cell table:style-name="ce4" office:value-type="string" calcext:value-type="string">
            <text:p>1</text:p>
            <text:p>                                                                </text:p>
          </table:table-cell>
          <table:table-cell table:style-name="ce2" office:value-type="string" calcext:value-type="string">
            <text:p/>
            <text:p>Translate designs and wireframes into high quality code</text:p>
            <text:p>Design, build, and maintain high performance, reusable, and reliable Swift</text:p>
            <text:p>Ensure the best possible performance, quality, and responsiveness of the application</text:p>
            <text:p>Identify and correct bottlenecks and fix bugs</text:p>
            <text:p>Help maintain code quality, organization, and automation</text:p>
            <text:p/>
          </table:table-cell>
          <table:table-cell table:style-name="ce4"/>
          <table:table-cell table:style-name="ce2" office:value-type="string" calcext:value-type="string">
            <text:p>Full-time</text:p>
            <text:p>                                                            </text:p>
          </table:table-cell>
          <table:table-cell table:style-name="ce2" office:value-type="string" calcext:value-type="string">
            <text:p/>
            <text:p>Â 1 to 2 year(s)</text:p>
            <text:p>                                                                    </text:p>
          </table:table-cell>
          <table:table-cell table:style-name="ce2" table:number-columns-repeated="2"/>
          <table:table-cell table:style-name="ce2" office:value-type="string" calcext:value-type="string">
            <text:p/>
            <text:p>Â Dhaka</text:p>
            <text:p>                                                                    </text:p>
          </table:table-cell>
          <table:table-cell/>
          <table:table-cell table:style-name="ce2" office:value-type="string" calcext:value-type="string">
            <text:p/>
            <text:p>Bachelor of Science (BSc) in CSE</text:p>
            <text:p/>
          </table:table-cell>
          <table:table-cell table:style-name="ce2" office:value-type="string" calcext:value-type="string">
            <text:p/>
            <text:p>Strong knowledge of iOS SDK, different versions of iOS, and how to deal with different screen sizes</text:p>
            <text:p>Familiarity with RESTful and GraphQL APIs to connect iOS applications to back-end services</text:p>
            <text:p>Strong knowledge of iOS UI design principles, patterns, and best practices</text:p>
            <text:p>Experience with offline storage, threading, and performance tuning</text:p>
            <text:p>Ability to design applications around natural user interfaces, such as "touch"</text:p>
            <text:p>Knowledge of the open-source iOS ecosystem and the libraries available for common tasks</text:p>
            <text:p>Ability to understand business requirements and translate them into technical requirements</text:p>
            <text:p>Familiarity with cloud message APIs and push notifications</text:p>
            <text:p>A knack for benchmarking and optimization</text:p>
            <text:p>Understanding of iOS design principles and interface guidelines</text:p>
            <text:p>Proficient understanding of code versioning tools, such as Git</text:p>
            <text:p>Familiarity with continuous integration</text:p>
            <text:p/>
          </table:table-cell>
          <table:table-cell table:style-name="ce2" office:value-type="string" calcext:value-type="string">
            <text:p/>
            <text:p>Â Negotiable</text:p>
            <text:p>                                                                    </text:p>
          </table:table-cell>
          <table:table-cell table:style-name="ce2" office:value-type="string" calcext:value-type="string">
            <text:p/>
            <text:p>Weekly 2 holidaysLunch Facilities: Partially SubsidizeSalary Review: Yearly</text:p>
            <text:p/>
          </table:table-cell>
          <table:table-cell table:style-name="ce2" office:value-type="string" calcext:value-type="string">
            <text:p/>
            <text:p>Â Oct 29, 2019</text:p>
            <text:p>                                                                        </text:p>
          </table:table-cell>
          <table:table-cell table:style-name="ce2" office:value-type="string" calcext:value-type="string">
            <text:p/>
            <text:p>Â Nov 15, 2019</text:p>
            <text:p>                                                                        </text:p>
          </table:table-cell>
          <table:table-cell table:style-name="ce2" table:number-columns-repeated="1007"/>
        </table:table-row>
        <table:table-row table:style-name="ro1">
          <table:table-cell office:value-type="string" calcext:value-type="string">
            <text:p>Database Administrator</text:p>
          </table:table-cell>
          <table:table-cell office:value-type="string" calcext:value-type="string">
            <text:p>Integrated Business Systems &amp; Solutions Ltd. </text:p>
          </table:table-cell>
          <table:table-cell office:value-type="string" calcext:value-type="string">
            <text:p>Not specific</text:p>
            <text:p>                                                                </text:p>
          </table:table-cell>
          <table:table-cell office:value-type="string" calcext:value-type="string">
            <text:p>Building and maintaining a complex database in Oracle and MySQL</text:p>
            <text:p>Install and Upgrade Oracle and Corresponding Application Tools</text:p>
            <text:p>Alter Database Structures as Needed</text:p>
            <text:p>Debug Malfunctioning Programs</text:p>
            <text:p>Create Database Backups and restoration</text:p>
          </table:table-cell>
          <table:table-cell office:value-type="string" calcext:value-type="string">
            <text:p><text:span text:style-name="T1">Looking for "Database Administrator"</text:span></text:p>
            <text:p><text:span text:style-name="T1">(Must have a deep knowledge of Oracle and MySQL administration)</text:span></text:p>
            <text:p><text:span text:style-name="T1"/></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Minimum B.Sc in computer Science.</text:p>
            <text:p/>
          </table:table-cell>
          <table:table-cell office:value-type="string" calcext:value-type="string">
            <text:p/>
            <text:p>Following will be added plus. </text:p>
            <text:p>Developed web application in Core PHP, Mysql / Oracle, MVC architecture.</text:p>
            <text:p>Have experience in any of the PHP Framework (Laravel / codeignitor).</text:p>
            <text:p>Proficient understanding of code versioning tools, such as (Git)</text:p>
            <text:p/>
          </table:table-cell>
          <table:table-cell office:value-type="string" calcext:value-type="string">
            <text:p/>
            <text:p>Â Negotiable</text:p>
            <text:p>                                                                    </text:p>
          </table:table-cell>
          <table:table-cell office:value-type="string" calcext:value-type="string">
            <text:p/>
            <text:p>Bonus &amp; Increment: As per company policy</text:p>
            <text:p>Lunch: Provided by Company</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7"/>
        </table:table-row>
        <table:table-row table:style-name="ro3">
          <table:table-cell office:value-type="string" calcext:value-type="string">
            <text:p>Jr./ Sr. Software Engineer (ASP.Net)</text:p>
          </table:table-cell>
          <table:table-cell office:value-type="string" calcext:value-type="string">
            <text:p>SHOPNO CODE SOFTWARE LIMITED </text:p>
          </table:table-cell>
          <table:table-cell office:value-type="string" calcext:value-type="string">
            <text:p> 03</text:p>
            <text:p>                                                                </text:p>
          </table:table-cell>
          <table:table-cell office:value-type="string" calcext:value-type="string">
            <text:p/>
            <text:p>Excellent understanding of OOP</text:p>
            <text:p>Must have experience on real life web application development using Asp.Net MVC/ Core framework with entity framework.</text:p>
            <text:p>Overall management and operation of the Product Development/ projects.</text:p>
            <text:p>Responsible for managing one or more projects within the constraints of scope, quality, time, and cost.</text:p>
            <text:p>Participate in the development of one of our flagship products, designed in .NET.</text:p>
            <text:p>Design, code, test and implement according to software design specifications following standard coding styles and practices</text:p>
            <text:p>Document and demonstrate solutions by developing documentation, flowcharts, layouts, diagrams, charts, code comments, and clear code</text:p>
            <text:p>Establish standards and processes to deliver quality software</text:p>
            <text:p>Establish and update plans with actual and forecasts using Project Management tools.</text:p>
            <text:p>Maintain documentation of the Product Development Works.</text:p>
            <text:p>Play a vital role in the Product development, implementation procedures relative to the installation of new features, process, solutions, and services for different clients.</text:p>
            <text:p>Analyze performance of programs and take action to correct deficiencies based on consultation with senior operation managers and approval of senior management team.</text:p>
            <text:p>Working directly with other developers and product managers to conceptualize, build, test and realize products.</text:p>
            <text:p>Working with the UI/UX designer to build the interface with focus on usability features.</text:p>
            <text:p>Have to provide code review report to reporting manager.</text:p>
            <text:p>Strong programming and problem solving skills.</text:p>
            <text:p>Strong understanding of software development life cycle.</text:p>
            <text:p>Ability to code, design, develop, test and bug fix.</text:p>
            <text:p>Analyze, design and develop dynamic Web Application based on project documents.</text:p>
            <text:p>Must have hands on SQL query writing skill for complex business requirements.</text:p>
            <text:p>Extensive front-end and back-end development with MS SQL server including; design, creation, and maintenance of tables, stored procedures, and views</text:p>
            <text:p/>
          </table:table-cell>
          <table:table-cell/>
          <table:table-cell office:value-type="string" calcext:value-type="string">
            <text:p/>
            <text:p>                                                                Full-time</text:p>
            <text:p>                                                            </text:p>
          </table:table-cell>
          <table:table-cell office:value-type="string" calcext:value-type="string">
            <text:p/>
            <text:p>Â 1 to 4 year(s)</text:p>
            <text:p>                                                                    </text:p>
          </table:table-cell>
          <table:table-cell office:value-type="string" calcext:value-type="string">
            <text:p/>
            <text:p>Â Both males and females are allowed to apply</text:p>
            <text:p>                                                                    </text:p>
          </table:table-cell>
          <table:table-cell office:value-type="string" calcext:value-type="string">
            <text:p/>
            <text:p>Â Age 26 to 35 years</text:p>
            <text:p>                                                                    </text:p>
          </table:table-cell>
          <table:table-cell office:value-type="string" calcext:value-type="string">
            <text:p/>
            <text:p>Â Dhaka</text:p>
            <text:p>                                                                    </text:p>
          </table:table-cell>
          <table:table-cell/>
          <table:table-cell office:value-type="string" calcext:value-type="string">
            <text:p/>
            <text:p>Bachelor degree in any disciplineB.Sc in Computer Science &amp; Engineering from a reputed university or Masters in any discipline with hands-on experience with Software application design and development</text:p>
            <text:p>Ahsanullah University of Science and Technology,American International University Bangladesh students will get preference</text:p>
            <text:p/>
          </table:table-cell>
          <table:table-cell office:value-type="string" calcext:value-type="string">
            <text:p/>
            <text:p>Age 26 to 35 years </text:p>
            <text:p>Both males and females are allowed to apply</text:p>
            <text:p>Age: negotiable based on skills</text:p>
            <text:p>Must have experience in C#, Bootstrap, Web API, ASP.NET, MVC, ADO.NET, Ajax, JavaScript, JSON, CSS, HTML, DHTML based solutions and crystal report or other reporting tools</text:p>
            <text:p>Ready to work under pressure.</text:p>
            <text:p>Ability to work individually and independently with minimal supervision.</text:p>
            <text:p>Does not take work as pressure but enjoys challenges.</text:p>
            <text:p>Good hands on optimal database designing concept using SQL Server 2005-2016 </text:p>
            <text:p>Must have good knowledge of software design principles, design patterns, coding standards , best practices, unit testing and integration testing with mock framework</text:p>
            <text:p>Fluency in written and spoken English &amp; Bengali for effective communication</text:p>
            <text:p/>
          </table:table-cell>
          <table:table-cell office:value-type="string" calcext:value-type="string">
            <text:p/>
            <text:p>Â Negotiable</text:p>
            <text:p>                                                                    </text:p>
          </table:table-cell>
          <table:table-cell office:value-type="string" calcext:value-type="string">
            <text:p/>
            <text:p>Mobile bill, Performance bonusSalary Review: YearlyFestival Bonus: 2Yearly 1 tour</text:p>
            <text:p>Birthday party</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4">
          <table:table-cell office:value-type="string" calcext:value-type="string">
            <text:p>Software Engineer (Backend Developer)</text:p>
          </table:table-cell>
          <table:table-cell office:value-type="string" calcext:value-type="string">
            <text:p>Rokomari.com </text:p>
          </table:table-cell>
          <table:table-cell office:value-type="string" calcext:value-type="string">
            <text:p>3</text:p>
            <text:p>                                                                </text:p>
          </table:table-cell>
          <table:table-cell office:value-type="string" calcext:value-type="string">
            <text:p/>
            <text:p>You have to work with existing codebases, maintain it, by developing newer features for a large scale user group.</text:p>
            <text:p>Design, build and maintain efficient, reusable Java code.</text:p>
            <text:p>Ensure the quality of the code with state of the art code checking and benchmarking.</text:p>
            <text:p>Have to sort out bugs, bottlenecks, and errors coming up with long-term as well as short-term well-thought solutions and plans.</text:p>
            <text:p>Validate ideas with internal teams and implement features with detailed schemes.</text:p>
            <text:p/>
          </table:table-cell>
          <table:table-cell/>
          <table:table-cell office:value-type="string" calcext:value-type="string">
            <text:p/>
            <text:p>                                                                Full-time</text:p>
            <text:p>                                                            </text:p>
          </table:table-cell>
          <table:table-cell office:value-type="string" calcext:value-type="string">
            <text:p/>
            <text:p>Â 3 to 6 year(s)</text:p>
            <text:p>                                                                    </text:p>
          </table:table-cell>
          <table:table-cell office:value-type="string" calcext:value-type="string">
            <text:p/>
            <text:p>Â Both males and females are allowed to apply</text:p>
            <text:p>                                                                    </text:p>
          </table:table-cell>
          <table:table-cell office:value-type="string" calcext:value-type="string">
            <text:p/>
            <text:p>Â Age 23 to 38 years</text:p>
            <text:p>                                                                    </text:p>
          </table:table-cell>
          <table:table-cell office:value-type="string" calcext:value-type="string">
            <text:p/>
            <text:p>Â Dhaka (Motijheel)</text:p>
            <text:p>                                                                    </text:p>
          </table:table-cell>
          <table:table-cell/>
          <table:table-cell office:value-type="string" calcext:value-type="string">
            <text:p/>
            <text:p>Bachelor of Science (BSc) in CSE</text:p>
            <text:p>Skills Required: Java</text:p>
            <text:p/>
          </table:table-cell>
          <table:table-cell office:value-type="string" calcext:value-type="string">
            <text:p/>
            <text:p>Age 23 to 38 years </text:p>
            <text:p>Both males and females are allowed to apply</text:p>
            <text:p>Proficient knowledge in Java Programming language, with an elaborate understanding of its ecosystems.</text:p>
            <text:p>Solid understanding of Spring MVC or Spring Boot Framework.</text:p>
            <text:p>A clear concept of Java Bean, Inversion of control (IoC), and Dependency Injection and usage of ORM ( Hibernate) are required.</text:p>
            <text:p>Have to possess a clear concept of Java Object Orientation and Abstraction.</text:p>
            <text:p>Required working experience with Spring Data JPA, </text:p>
            <text:p>Have to be excelled in using Git, Project Management Tools (Jira/Youtrack or similar) and Dependency Management Tools (Maven or Gradle).</text:p>
            <text:p>Working experience for ERP or E-Commerce is a plus.</text:p>
            <text:p>Must foster problem solve Attitude for feature implementation.</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As per organizational rules</text:p>
            <text:p/>
          </table:table-cell>
          <table:table-cell office:value-type="string" calcext:value-type="string">
            <text:p/>
            <text:p>Â Oct 29, 2019</text:p>
            <text:p>                                                                        </text:p>
          </table:table-cell>
          <table:table-cell office:value-type="string" calcext:value-type="string">
            <text:p/>
            <text:p>Â Nov 5, 2019</text:p>
            <text:p>                                                                        </text:p>
          </table:table-cell>
          <table:table-cell table:number-columns-repeated="1007"/>
        </table:table-row>
        <table:table-row table:style-name="ro5">
          <table:table-cell office:value-type="string" calcext:value-type="string">
            <text:p>Sr. Mobile App Developer</text:p>
          </table:table-cell>
          <table:table-cell office:value-type="string" calcext:value-type="string">
            <text:p>Bdjobs.com Limited </text:p>
          </table:table-cell>
          <table:table-cell office:value-type="string" calcext:value-type="string">
            <text:p>                  01</text:p>
            <text:p>                                                                </text:p>
          </table:table-cell>
          <table:table-cell office:value-type="string" calcext:value-type="string">
            <text:p/>
            <text:p>Development of mobile applications. (Native Android and Flutter)</text:p>
            <text:p>Maintain existing mobile applications.</text:p>
            <text:p>Lead the mobile app team</text:p>
            <text:p>Manage projects</text:p>
            <text:p/>
          </table:table-cell>
          <table:table-cell/>
          <table:table-cell office:value-type="string" calcext:value-type="string">
            <text:p/>
            <text:p>                                                                Full-time</text:p>
            <text:p>                                                            </text:p>
          </table:table-cell>
          <table:table-cell office:value-type="string" calcext:value-type="string">
            <text:p/>
            <text:p>Â 3 to 4 year(s)</text:p>
            <text:p>                                                                    </text:p>
          </table:table-cell>
          <table:table-cell office:value-type="string" calcext:value-type="string">
            <text:p/>
            <text:p>Â Both males and females are allowed to apply</text:p>
            <text:p>                                                                    </text:p>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Bachelor of Science (BSc) in CSE, Bachelor of Science (BSc) in EEE</text:p>
            <text:p>Skills Required: Android, Dart, Flutter, Git Version Control System, Kotlin, SQLite</text:p>
            <text:p/>
          </table:table-cell>
          <table:table-cell office:value-type="string" calcext:value-type="string">
            <text:p/>
            <text:p>Age at most 30 years </text:p>
            <text:p>Both males and females are allowed to apply</text:p>
            <text:p>The applicant should have at least one published app in the app store.</text:p>
            <text:p>Should have sound knowledge in object-oriented programming with Kotlin and Dart </text:p>
            <text:p>Knowledge about IOS mobile SDK is plus.</text:p>
            <text:p>Experience with Flutter mobile SDK</text:p>
            <text:p>Should have experience in version control (GIT)</text:p>
            <text:p>Should be familiar with restful API and its structure.</text:p>
            <text:p>Ability to lead the team and manage projects.</text:p>
            <text:p>Applicant should have knowledge about recent trends in mobile application technology.</text:p>
            <text:p>Ability to work in different development platforms.</text:p>
            <text:p>Positive attitude and should have excellent communication skills.</text:p>
            <text:p>Must be a very good team player.</text:p>
            <text:p>Must be prepared to work under pressure and meet the deadline.</text:p>
            <text:p/>
          </table:table-cell>
          <table:table-cell office:value-type="string" calcext:value-type="string">
            <text:p/>
            <text:p>Â Negotiable</text:p>
            <text:p>                                                                    </text:p>
          </table:table-cell>
          <table:table-cell office:value-type="string" calcext:value-type="string">
            <text:p/>
            <text:p>T/A, Medical allowance, Profit share, Provident fundLunch Facilities: Partially SubsidizeSalary Review: YearlyFestival Bonus: 3</text:p>
            <text:p/>
          </table:table-cell>
          <table:table-cell office:value-type="string" calcext:value-type="string">
            <text:p/>
            <text:p>Â Oct 21, 2019</text:p>
            <text:p>                                                                        </text:p>
          </table:table-cell>
          <table:table-cell office:value-type="string" calcext:value-type="string">
            <text:p/>
            <text:p>Â Nov 2, 2019</text:p>
            <text:p>                                                                        </text:p>
          </table:table-cell>
          <table:table-cell table:number-columns-repeated="1007"/>
        </table:table-row>
        <table:table-row table:style-name="ro6">
          <table:table-cell office:value-type="string" calcext:value-type="string">
            <text:p>Hardware Engineer (Mymensingh)</text:p>
          </table:table-cell>
          <table:table-cell office:value-type="string" calcext:value-type="string">
            <text:p>Ryans Computers Ltd. </text:p>
          </table:table-cell>
          <table:table-cell office:value-type="string" calcext:value-type="string">
            <text:p>                                       Not specific</text:p>
            <text:p>                                                                </text:p>
          </table:table-cell>
          <table:table-cell office:value-type="string" calcext:value-type="string">
            <text:p/>
            <text:p>Configuring computer networks</text:p>
            <text:p>Providing technical support on-site or via phone or email</text:p>
            <text:p>Install, Configure and Repair Computer Hardware</text:p>
            <text:p>Conduct System Imaging</text:p>
            <text:p>Repair Printer</text:p>
            <text:p>photocopier &amp; CC Camera Installation </text:p>
            <text:p>Server Testing and verifying hardware</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at least 21 years</text:p>
            <text:p>                                                                    </text:p>
          </table:table-cell>
          <table:table-cell office:value-type="string" calcext:value-type="string">
            <text:p/>
            <text:p>Â Mymensingh</text:p>
            <text:p>                                                                    </text:p>
          </table:table-cell>
          <table:table-cell/>
          <table:table-cell office:value-type="string" calcext:value-type="string">
            <text:p/>
            <text:p>Diploma in Engineering in Computer Applications</text:p>
            <text:p/>
          </table:table-cell>
          <table:table-cell office:value-type="string" calcext:value-type="string">
            <text:p/>
            <text:p>Age at least 21 years </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9, 2019</text:p>
            <text:p>                                                                        </text:p>
          </table:table-cell>
          <table:table-cell office:value-type="string" calcext:value-type="string">
            <text:p/>
            <text:p>Â Nov 7, 2019</text:p>
            <text:p>                                                                        </text:p>
          </table:table-cell>
          <table:table-cell table:number-columns-repeated="1007"/>
        </table:table-row>
        <table:table-row table:style-name="ro7">
          <table:table-cell office:value-type="string" calcext:value-type="string">
            <text:p>Executive (Digital Marketing with SEO)</text:p>
          </table:table-cell>
          <table:table-cell office:value-type="string" calcext:value-type="string">
            <text:p>Netcom Trade International </text:p>
          </table:table-cell>
          <table:table-cell office:value-type="string" calcext:value-type="string">
            <text:p>02</text:p>
            <text:p>                               </text:p>
          </table:table-cell>
          <table:table-cell office:value-type="string" calcext:value-type="string">
            <text:p/>
            <text:p>Write and create quality contents (especially in native US-style writing) in accordance with our service descriptions, website contents, and target market content needs on the form of web-copy, blog posts, articles for third-party content marketing platforms, ad copies &amp; social media posts, etc. </text:p>
            <text:p>Provide unique and copyright contents within specific deadlines. </text:p>
            <text:p>Plan and execute all web, SEO/SEM, marketing database, email, social media and display advertising campaigns. </text:p>
            <text:p>Perform various link building and content marketing. </text:p>
            <text:p>Social Media Outreach in Facebook, LinkedIn, and Twitter for lead generation and content publishing. Facebook/Instagram &amp; YouTube &amp; Other Social Platforms</text:p>
            <text:p>Measuring and reporting on the performance of all digital marketing campaigns. </text:p>
            <text:p>Responsibility for planning and budgetary control of all digital marketing.</text:p>
            <text:p/>
          </table:table-cell>
          <table:table-cell/>
          <table:table-cell office:value-type="string" calcext:value-type="string">
            <text:p/>
            <text:p>                                                                Full-time</text:p>
            <text:p>                                                            </text:p>
          </table:table-cell>
          <table:table-cell office:value-type="string" calcext:value-type="string">
            <text:p/>
            <text:p>Â 1 to 2 year(s)</text:p>
            <text:p>                                                                    </text:p>
          </table:table-cell>
          <table:table-cell/>
          <table:table-cell office:value-type="string" calcext:value-type="string">
            <text:p/>
            <text:p>Â Age 24 to 36 years</text:p>
            <text:p>                                                                    </text:p>
          </table:table-cell>
          <table:table-cell office:value-type="string" calcext:value-type="string">
            <text:p/>
            <text:p>Â Dhaka</text:p>
            <text:p>                                                                    </text:p>
          </table:table-cell>
          <table:table-cell/>
          <table:table-cell office:value-type="string" calcext:value-type="string">
            <text:p/>
            <text:p>Graduation from any Reputed University.</text:p>
            <text:p>Diploma/ B.Sc In Computer Science.</text:p>
            <text:p/>
          </table:table-cell>
          <table:table-cell office:value-type="string" calcext:value-type="string">
            <text:p/>
            <text:p>Age 24 to 36 years </text:p>
            <text:p>Experienced on This Field will Get Higher Priority.</text:p>
            <text:p>The applicants should have experience in the following area(s): SEO, SEO and Digital Marketer</text:p>
            <text:p>Excellent verbal and written communication skills. </text:p>
            <text:p>Proficient computer skills, Microsoft Office (Word, PowerPoint, Outlook, and Excel) and Google Docs. </text:p>
            <text:p>Must have knowledge regarding SEO system, Graphics Design &amp; Web Development. </text:p>
            <text:p>Must have knowledge video editing </text:p>
            <text:p>Must be able to work under pressure, energetic &amp; self-confident.</text:p>
            <text:p/>
          </table:table-cell>
          <table:table-cell office:value-type="string" calcext:value-type="string">
            <text:p/>
            <text:p>Â Negotiable</text:p>
            <text:p>                                                                    </text:p>
          </table:table-cell>
          <table:table-cell office:value-type="string" calcext:value-type="string">
            <text:p/>
            <text:p>Salary Review: Yearly</text:p>
            <text:p>Festival Bonus: 2</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4">
          <table:table-cell office:value-type="string" calcext:value-type="string">
            <text:p>Deputy Manager - Implementation and Operations</text:p>
          </table:table-cell>
          <table:table-cell office:value-type="string" calcext:value-type="string">
            <text:p>Fiber @ Home Ltd. </text:p>
          </table:table-cell>
          <table:table-cell office:value-type="string" calcext:value-type="string">
            <text:p>Not specific</text:p>
            <text:p>                                                                </text:p>
          </table:table-cell>
          <table:table-cell office:value-type="string" calcext:value-type="string">
            <text:p>Guide team on underground and overhead fiber deployment &amp; operations</text:p>
            <text:p>Optical fiber rollout &amp; maintenance experience</text:p>
            <text:p>Prepare work progress report daily, weekly, monthly and submit in time to line manager &amp;/or assigned person</text:p>
            <text:p>Communicate and coordinate with others department for any challenge and time to time update to PD/DPD.</text:p>
            <text:p>After receive and using the materials all reconciliation will compile and submit to SCM and ensure proper use of materials.</text:p>
            <text:p>Multi operational Team management skills</text:p>
            <text:p>TT handling and closing the TT within defined SLA of availability.</text:p>
            <text:p>Experience of maintaining underground and figure.8 cable</text:p>
            <text:p>Experience of working with KMZ and AutoCAD (AutoCAD Optional)</text:p>
            <text:p>Knowledge of AC/DC power system and equipment's such as Telco rectifier, battery, generator, Air-conditioners etc.</text:p>
            <text:p>Preparing and sharing different type of report in excel/MS word/KMZ/AutoCAD/Power Point etc.</text:p>
            <text:p>Maintain record of all operational materials receive and ensure proper usage through software.</text:p>
            <text:p>Ensure safety and security of working personnel's and company assets.</text:p>
          </table:table-cell>
          <table:table-cell office:value-type="string" calcext:value-type="string">
            <text:p><text:span text:style-name="T1"/></text:p>
            <text:p><text:span text:style-name="T1">Fiber@Home plays a major part in the communications sector in Bangladesh in providing better services, especially Telecommunications sector. We build, develop, operate and maintain a nationwide optical fiber based transmission backbone to enable a common connectivity platform for different service providers like mobile operators, cable TV operators, ISPs etc. and thus helping to create a digital Bangladesh. This common infrastructure will use national resources optimally in the growing need of information &amp; communication technology and telecommunication sector. To build digital Bangladesh &amp; meet growing business need we are offering career opportunity with us, where you will explore different work environment for optimum utilization of your potentiality. Please keep on eye at our website for all current job opening &amp; detail information </text:span></text:p>
            <text:p><text:span text:style-name="T1">about us: www.fiberathome.net</text:span></text:p>
            <text:p><text:span text:style-name="T1"/></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Only males are allowed to apply</text:p>
            <text:p>                                                                    </text:p>
          </table:table-cell>
          <table:table-cell office:value-type="string" calcext:value-type="string">
            <text:p/>
            <text:p>Â Age 30 to 41 years</text:p>
            <text:p>                                                                    </text:p>
          </table:table-cell>
          <table:table-cell office:value-type="string" calcext:value-type="string">
            <text:p/>
            <text:p>Â Anywhere in Bangladesh</text:p>
            <text:p>                                                                    </text:p>
          </table:table-cell>
          <table:table-cell/>
          <table:table-cell office:value-type="string" calcext:value-type="string">
            <text:p/>
            <text:p>Bachelor of Science (BSc)B.Sc in EEE/ ETE/ ECE/ CSE from reputed top ranked public &amp; private university</text:p>
            <text:p>Skills Required: MS Project</text:p>
            <text:p/>
          </table:table-cell>
          <table:table-cell office:value-type="string" calcext:value-type="string">
            <text:p/>
            <text:p>Age 30 to 41 years </text:p>
            <text:p>Only males are allowed to apply</text:p>
            <text:p>MS Word/ Excel/ PowerPoint/ OneNote</text:p>
            <text:p>Managerial capability along with strong Knowledge and practical work experience</text:p>
            <text:p>Knowledge and working experience with fiber optics splicing machine, OTDR machine, laser, Optical power meter and other related tools, optical fiber link budget.</text:p>
            <text:p>Knowledge and experience on optical transmission equipment's, MPLS, TDM transmission, IP Transmission, Router, Switch and related devices.</text:p>
            <text:p>Strong knowledge and experience on AC and DC power system with Telco grade VRLA DC battery system.</text:p>
            <text:p>Should have strong managerial skill, interpersonal skill, communication skill, convincing skill.</text:p>
            <text:p>Must required to know about MS-Office (Word, Excel, Power-point)</text:p>
            <text:p>Communication: Excellent in both writing and Speaking in English</text:p>
            <text:p/>
          </table:table-cell>
          <table:table-cell/>
          <table:table-cell office:value-type="string" calcext:value-type="string">
            <text:p/>
            <text:p>Tour allowance, Profit share, Provident fund, Weekly 2 holidays, InsuranceLunch Facilities: Partially SubsidizeSalary Review: YearlyFestival Bonus: 2</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6">
          <table:table-cell office:value-type="string" calcext:value-type="string">
            <text:p>Web Developer</text:p>
          </table:table-cell>
          <table:table-cell office:value-type="string" calcext:value-type="string">
            <text:p>Coders Passion </text:p>
          </table:table-cell>
          <table:table-cell office:value-type="string" calcext:value-type="string">
            <text:p> 3</text:p>
            <text:p>                                                                </text:p>
          </table:table-cell>
          <table:table-cell office:value-type="string" calcext:value-type="string">
            <text:p>Highly functional with front-end technologies like HTML5, CSS3, Bootstrap, SASS, etc.</text:p>
            <text:p>Back-end development experience with MySQL and PHP.</text:p>
            <text:p>Expert in jQuery, Ajax, JavaScript coding.</text:p>
            <text:p>Extensive knowledge of popular CMS and shopping carts such as Wordpress, OsCommerce, Magento, Shopify, etc.</text:p>
            <text:p>Developing Custom Plugins &amp; Themes for Wordpress &amp; OsCommerce.</text:p>
            <text:p>Experience converting PSD to HTML.</text:p>
            <text:p>In the case of an Internship, you have to work full time from 10 am to 6 PM. During office time, we will train you for some hours and the rest of the hours you have to work for the office that we will be assigned. After 3 months, we will select 2/3 among them and they will be our permanent employees.</text:p>
          </table:table-cell>
          <table:table-cell office:value-type="string" calcext:value-type="string">
            <text:p><text:span text:style-name="T1">We are looking for web developers who are efficient in developing websites. If you are excellent in developing sites as well as an expert in MySQL and PHP or other programming tools, you are welcome. Any sample of your work is appreciated, and we will be glad to see that. Please send us your CV over email as well as your samples (if you have any).</text:span></text:p>
            <text:p><text:span text:style-name="T1">                                                        </text:span></text:p>
          </table:table-cell>
          <table:table-cell office:value-type="string" calcext:value-type="string">
            <text:p/>
            <text:p>                                                                Full-time, Internship</text:p>
            <text:p>                                                            </text:p>
          </table:table-cell>
          <table:table-cell/>
          <table:table-cell office:value-type="string" calcext:value-type="string">
            <text:p/>
            <text:p>Â Both males and females are allowed to apply</text:p>
            <text:p>                                                                    </text:p>
          </table:table-cell>
          <table:table-cell office:value-type="string" calcext:value-type="string">
            <text:p/>
            <text:p>Â Age 22 to 35 years</text:p>
            <text:p>                                                                    </text:p>
          </table:table-cell>
          <table:table-cell office:value-type="string" calcext:value-type="string">
            <text:p/>
            <text:p>Â Khulna, Mymensingh, Khulna (Khulna Sadar), Mymensingh (Mymensingh Sadar)</text:p>
            <text:p>                                                                    </text:p>
          </table:table-cell>
          <table:table-cell/>
          <table:table-cell office:value-type="string" calcext:value-type="string">
            <text:p/>
            <text:p>Bachelor degree in any discipline, Bachelor of Science (BSc) in Computer Science &amp; Engineering, Diploma in Engineering</text:p>
            <text:p>Skills Required:  Core PHP,  Shopify, WordPress, Wordpress Plugin Development, WordPress theme development and customization, Zencart</text:p>
            <text:p/>
          </table:table-cell>
          <table:table-cell office:value-type="string" calcext:value-type="string">
            <text:p/>
            <text:p>Age 22 to 35 years </text:p>
            <text:p>Both males and females are allowed to apply</text:p>
            <text:p/>
          </table:table-cell>
          <table:table-cell office:value-type="string" calcext:value-type="string">
            <text:p/>
            <text:p>Â Tk. 8000 - 15000 (Monthly)</text:p>
            <text:p>                                                                    </text:p>
          </table:table-cell>
          <table:table-cell office:value-type="string" calcext:value-type="string">
            <text:p/>
            <text:p>Mobile bill, Tour allowance, Medical allowance, Performance bonus, Provident fund, Over time allowanceSalary Review: Half YearlyFestival Bonus: 2Our training period is for 3 months which depends on your performance; if you are a good performer, then you might be selected as a permanent employee anytime within 3 months.</text:p>
            <text:p>Quick Salary Increment (Based on your performance)</text:p>
            <text:p>Friendly working environment</text:p>
            <text:p/>
          </table:table-cell>
          <table:table-cell office:value-type="string" calcext:value-type="string">
            <text:p/>
            <text:p>Â Oct 29, 2019</text:p>
            <text:p>                                                                        </text:p>
          </table:table-cell>
          <table:table-cell office:value-type="string" calcext:value-type="string">
            <text:p/>
            <text:p>Â Nov 27, 2019</text:p>
            <text:p>                                                                        </text:p>
          </table:table-cell>
          <table:table-cell table:number-columns-repeated="1007"/>
        </table:table-row>
        <table:table-row table:style-name="ro8">
          <table:table-cell office:value-type="string" calcext:value-type="string">
            <text:p>Creative Visualizer</text:p>
          </table:table-cell>
          <table:table-cell office:value-type="string" calcext:value-type="string">
            <text:p>Helping Ants Ltd. </text:p>
          </table:table-cell>
          <table:table-cell office:value-type="string" calcext:value-type="string">
            <text:p> 01</text:p>
            <text:p>                                                                </text:p>
          </table:table-cell>
          <table:table-cell office:value-type="string" calcext:value-type="string">
            <text:p>Making and managing social media content for social media platforms</text:p>
            <text:p>Making creative visual for all sort of digital media</text:p>
            <text:p>Assisting in development and implementation of advertising and promotional activities</text:p>
            <text:p>Performing responsibilities relates with Brand and Branding placement</text:p>
            <text:p>Developing corporate identity</text:p>
            <text:p>Develop briefings, brochures, multimedia presentations, web pages, technical illustrations, and computer artwork, and slide shows.</text:p>
            <text:p>Creativity is an essential requirement to be a successful visualizer. Balancing the need for both functional requirements with a pleasant and engaging form is the cornerstone to your success. Having an innate artistic ability to decide how best to manipulate colors, contrast, typography and other visual elements in your work is very important.</text:p>
          </table:table-cell>
          <table:table-cell office:value-type="string" calcext:value-type="string">
            <text:p><text:span text:style-name="T1">Working Hour: 9 AM to 6 PM</text:span></text:p>
            <text:p><text:span text:style-name="T1">Working days: Monday to Friday (5 days in a week)</text:span></text:p>
            <text:p><text:span text:style-name="T1">Are you passionate about designing? Do you live and dream to be a successful creative web designer/visualizer in future? Do you find motion graphics inspiring? Then we would like you to be a part of us.</text:span></text:p>
            <text:p><text:span text:style-name="T1">Helping Ants is expanding its operations in Bangladesh and we want you who is passionate about creative designing and has a keen eye towards graphics to be part of our team.</text:span></text:p>
            <text:p><text:span text:style-name="T1">We want someone who is creative, up to date to the international design trends, both from marketing perspective and a graphic point of view, and wants to build a career in web designing in future. In this role, you will be expected to create visual concepts using computer software to communicate ideas that inspire and inform customers. and the ability to develop and design innovative concept.</text:span></text:p>
            <text:p><text:span text:style-name="T1"/></text:p>
          </table:table-cell>
          <table:table-cell office:value-type="string" calcext:value-type="string">
            <text:p/>
            <text:p>                                                                Full-time</text:p>
            <text:p>                                                            </text:p>
          </table:table-cell>
          <table:table-cell office:value-type="string" calcext:value-type="string">
            <text:p/>
            <text:p>Â 2 to 6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Uttara)</text:p>
            <text:p>                                                                    </text:p>
          </table:table-cell>
          <table:table-cell/>
          <table:table-cell office:value-type="string" calcext:value-type="string">
            <text:p/>
            <text:p>Bachelors/ Masters in Fine Arts and Creative Designing.</text:p>
            <text:p>English Medium Background preferred.</text:p>
            <text:p>Educational background can be considered for experienced candidates on this field of work.</text:p>
            <text:p/>
          </table:table-cell>
          <table:table-cell office:value-type="string" calcext:value-type="string">
            <text:p/>
            <text:p>Both males and females are allowed to apply</text:p>
            <text:p>Leveraging your creativity with an extensive knowledge of today's powerful graphic design software tools is required. Expectations are that as a creative visualizer, you will have knowledge of how to use:</text:p>
            <text:p>Adobe Photoshop (Must)</text:p>
            <text:p>Adobe Illustrator (Must)</text:p>
            <text:p>Adobe InDesign</text:p>
            <text:p>Adobe After Effects</text:p>
            <text:p>Adobe Premier Pro </text:p>
            <text:p>Any 3D Modeling software</text:p>
            <text:p/>
          </table:table-cell>
          <table:table-cell/>
          <table:table-cell office:value-type="string" calcext:value-type="string">
            <text:p/>
            <text:p>Weekly 2 holidaysLunch Facilities: Full SubsidizeSalary Review: YearlyYou will work in our new office in Uttara and be a part of a growing European organization in Bangladesh.</text:p>
            <text:p>Free lunch and coffee</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9">
          <table:table-cell office:value-type="string" calcext:value-type="string">
            <text:p>Jr. Executive, IT Department</text:p>
          </table:table-cell>
          <table:table-cell office:value-type="string" calcext:value-type="string">
            <text:p>RGR Sweater Ltd. (Assurance Moni Group) </text:p>
          </table:table-cell>
          <table:table-cell office:value-type="string" calcext:value-type="string">
            <text:p> Not specific</text:p>
            <text:p>                                                                </text:p>
          </table:table-cell>
          <table:table-cell office:value-type="string" calcext:value-type="string">
            <text:p/>
            <text:p>                                                            This position is responsible to effectively manage overall IT operations in Factories with close collaboration with Head Office IT Department.</text:p>
            <text:p>                                                        </text:p>
          </table:table-cell>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Only males are allowed to apply</text:p>
            <text:p>                                                                    </text:p>
          </table:table-cell>
          <table:table-cell office:value-type="string" calcext:value-type="string">
            <text:p/>
            <text:p>Â Age 22 to 28 years</text:p>
            <text:p>                                                                    </text:p>
          </table:table-cell>
          <table:table-cell office:value-type="string" calcext:value-type="string">
            <text:p/>
            <text:p>Â Gazipur (Sreepur)</text:p>
            <text:p>                                                                    </text:p>
          </table:table-cell>
          <table:table-cell/>
          <table:table-cell office:value-type="string" calcext:value-type="string">
            <text:p/>
            <text:p>Diploma in Engineering In Computer Science</text:p>
            <text:p/>
          </table:table-cell>
          <table:table-cell office:value-type="string" calcext:value-type="string">
            <text:p/>
            <text:p>Age 22 to 28 years </text:p>
            <text:p>Only males are allowed to apply</text:p>
            <text:p>Good Knowledge on CCTV surveillance systemGood coordination capacity to work with others departments.</text:p>
            <text:p>Good knowledge on  CCTV Surveillance System.</text:p>
            <text:p>Good Coordination capacity to work with others departments.</text:p>
            <text:p/>
          </table:table-cell>
          <table:table-cell office:value-type="string" calcext:value-type="string">
            <text:p/>
            <text:p>Â Tk. 10000 (Monthly)</text:p>
            <text:p>                                                                    </text:p>
          </table:table-cell>
          <table:table-cell office:value-type="string" calcext:value-type="string">
            <text:p/>
            <text:p>Festival Bonus: 2As per company policy</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5">
          <table:table-cell office:value-type="string" calcext:value-type="string">
            <text:p>iOS Application Developer</text:p>
          </table:table-cell>
          <table:table-cell office:value-type="string" calcext:value-type="string">
            <text:p>Durbin Labs </text:p>
          </table:table-cell>
          <table:table-cell office:value-type="string" calcext:value-type="string">
            <text:p> 1</text:p>
            <text:p>                                                                </text:p>
          </table:table-cell>
          <table:table-cell office:value-type="string" calcext:value-type="string">
            <text:p/>
            <text:p>                                                            Durbin Labs Limited is currently looking for enthusiastic iOS app developer</text:p>
            <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Dhaka</text:p>
            <text:p>                                                                    </text:p>
          </table:table-cell>
          <table:table-cell/>
          <table:table-cell office:value-type="string" calcext:value-type="string">
            <text:p/>
            <text:p>Bachelor of Science (BSc)</text:p>
            <text:p/>
          </table:table-cell>
          <table:table-cell office:value-type="string" calcext:value-type="string">
            <text:p/>
            <text:p>Age 24 to 35 years </text:p>
            <text:p>Both males and females are allowed to apply</text:p>
            <text:p>The applicant MUST have skill / strong knowledge of - </text:p>
            <text:p>Swift &amp; Objective-C</text:p>
            <text:p>Xcode IDE</text:p>
            <text:p>iOS application development</text:p>
            <text:p>Cocoa Frameworks</text:p>
            <text:p>UIKit Framework &amp; Core Graphics</text:p>
            <text:p>Foundation framework &amp; Core Data framework</text:p>
            <text:p>VCS (at least Git)</text:p>
            <text:p>Preferable knowledge/experience as follows:  </text:p>
            <text:p>Various types of APIs (at least REST)</text:p>
            <text:p>Third party libraries</text:p>
            <text:p>Strong coding ability in OOP</text:p>
            <text:p>Design patterns (MVP, MVVM, MVC etc.)</text:p>
            <text:p>UI design guidelines and principles</text:p>
            <text:p>Multithreading iOS memory management</text:p>
            <text:p>Automated testing (at least for iOS apps)</text:p>
            <text:p>Working under pressure with tight deadlines</text:p>
            <text:p>Working in teams</text:p>
            <text:p>Latest technologies</text:p>
            <text:p>WebRTC &amp; SIP related technology stack</text:p>
            <text:p/>
          </table:table-cell>
          <table:table-cell office:value-type="string" calcext:value-type="string">
            <text:p/>
            <text:p>Â Negotiable</text:p>
            <text:p>                                                                    </text:p>
          </table:table-cell>
          <table:table-cell office:value-type="string" calcext:value-type="string">
            <text:p/>
            <text:p>Performance bonusLunch Facilities: Full SubsidizeSalary Review: YearlyFestival Bonus: 2Project &amp; performance bonus based on the KPI</text:p>
            <text:p>Breakfast, lunch &amp; evening snacks fully complementary</text:p>
            <text:p>Friendly working environment</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10">
          <table:table-cell office:value-type="string" calcext:value-type="string">
            <text:p>Executive (Factory IT/ MIS)</text:p>
          </table:table-cell>
          <table:table-cell office:value-type="string" calcext:value-type="string">
            <text:p>Shabab Fabrics Limited </text:p>
          </table:table-cell>
          <table:table-cell office:value-type="string" calcext:value-type="string">
            <text:p>   02</text:p>
            <text:p>                                                                </text:p>
          </table:table-cell>
          <table:table-cell office:value-type="string" calcext:value-type="string">
            <text:p/>
            <text:p>Payroll Software and Attendance System of full Management</text:p>
            <text:p>Maintaining ERP and Other customized solution.</text:p>
            <text:p>Provide IT supports to user end for their Desktops, Laptops, Wireless Router,Scanners , Fax, Printers and other IT assets as per company IT policy. </text:p>
            <text:p>Trouble shooting on Mail client and very good knowledge on data recovery and disaster management.</text:p>
            <text:p>Setup and maintain company?s computer network which includes,Fiber optics,Radio link, LAN and WAN network</text:p>
            <text:p>Candidate will be responsible for designing and developing new and existing client server based software.</text:p>
            <text:p>Experience of handling &amp; Trouble Shooting of IP Camera, CCTV,Video Conferencing Equipment, Finger Attendances &amp; Access control Device.</text:p>
            <text:p>Conduct user training for software and application as required</text:p>
            <text:p>Develop/maintain website for the company</text:p>
            <text:p>IT budget, updating inventory of all hardware and software and maintaining proper documentation</text:p>
            <text:p/>
          </table:table-cell>
          <table:table-cell/>
          <table:table-cell office:value-type="string" calcext:value-type="string">
            <text:p/>
            <text:p>                                                                Full-time</text:p>
            <text:p>                                                            </text:p>
          </table:table-cell>
          <table:table-cell office:value-type="string" calcext:value-type="string">
            <text:p/>
            <text:p>Â 4 to 8 year(s)</text:p>
            <text:p>                                                                    </text:p>
          </table:table-cell>
          <table:table-cell office:value-type="string" calcext:value-type="string">
            <text:p/>
            <text:p>Â Only males are allowed to apply</text:p>
            <text:p>                                                                    </text:p>
          </table:table-cell>
          <table:table-cell office:value-type="string" calcext:value-type="string">
            <text:p/>
            <text:p>Â Age 25 to 32 years</text:p>
            <text:p>                                                                    </text:p>
          </table:table-cell>
          <table:table-cell office:value-type="string" calcext:value-type="string">
            <text:p/>
            <text:p>Â Dhaka, Mymensingh (Bhaluka)</text:p>
            <text:p>                                                                    </text:p>
          </table:table-cell>
          <table:table-cell/>
          <table:table-cell office:value-type="string" calcext:value-type="string">
            <text:p/>
            <text:p>Masters in Computer Application (MCA) in Computer Science, Bachelor of Computer Application (BCA) in Computer Engineering</text:p>
            <text:p/>
          </table:table-cell>
          <table:table-cell office:value-type="string" calcext:value-type="string">
            <text:p/>
            <text:p>Age 25 to 32 years </text:p>
            <text:p>Only males are allowed to apply</text:p>
            <text:p>The applicants should have experience in the following area(s): IT System Management, Network Engineer/Network Administrator, MIS</text:p>
            <text:p>The applicants should have experience in the following business area(s): Computer Hardware/Network Companies, Group of Companies, Manufacturing (FMCG), Textile (Spinning, Weaving, Knitting, Dyeing/ Finishing)</text:p>
            <text:p/>
          </table:table-cell>
          <table:table-cell office:value-type="string" calcext:value-type="string">
            <text:p/>
            <text:p>Â Negotiable</text:p>
            <text:p>                                                                    </text:p>
          </table:table-cell>
          <table:table-cell office:value-type="string" calcext:value-type="string">
            <text:p/>
            <text:p>T/A, Mobile bill, Tour allowanceLunch Facilities: Partially SubsidizeSalary Review: YearlyFestival Bonus: 2As per Company policy</text:p>
            <text:p/>
          </table:table-cell>
          <table:table-cell office:value-type="string" calcext:value-type="string">
            <text:p/>
            <text:p>Â Oct 28, 2019</text:p>
            <text:p>                                                                        </text:p>
          </table:table-cell>
          <table:table-cell office:value-type="string" calcext:value-type="string">
            <text:p/>
            <text:p>Â Nov 2, 2019</text:p>
            <text:p>                                                                        </text:p>
          </table:table-cell>
          <table:table-cell table:number-columns-repeated="1007"/>
        </table:table-row>
        <table:table-row table:style-name="ro11">
          <table:table-cell office:value-type="string" calcext:value-type="string">
            <text:p>System Administrator</text:p>
          </table:table-cell>
          <table:table-cell office:value-type="string" calcext:value-type="string">
            <text:p>Soorty Textile (BD) Ltd. </text:p>
          </table:table-cell>
          <table:table-cell office:value-type="string" calcext:value-type="string">
            <text:p>01</text:p>
            <text:p>                                                                </text:p>
          </table:table-cell>
          <table:table-cell office:value-type="string" calcext:value-type="string">
            <text:p><text:line-break/>Soorty Textiles (BD) Ltd is a high quality Denim Garments manufacture in Comilla - EPZ. It is vertical setup of denim garment manufacturing company with Embroidery, Printing Laundry &amp; ETP. We are certified for GOTS (Global Organic Textiles Standard)/OCS (Organic Content Standard)/LEED (Leadership in Energy and Environmental Design)/BSCI (Business Social Compliance Initiative)/SMETA (SEDEX Members Ethical Trade Audit).<text:line-break/>Reporting Authority <text:s text:c="2"/>: Head of ICT <text:line-break/>Location <text:s/>: <text:s text:c="2"/>Comilla Export Processing Zone<text:line-break/></text:p>
          </table:table-cell>
          <table:table-cell/>
          <table:table-cell office:value-type="string" calcext:value-type="string">
            <text:p/>
            <text:p>                                                                Full-time</text:p>
            <text:p>                                                            </text:p>
          </table:table-cell>
          <table:table-cell office:value-type="string" calcext:value-type="string">
            <text:p/>
            <text:p>Â 4 to 7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Cumilla, Cumilla (Cumilla Adarsha Sadar, Cumilla Sadar Dakshin)</text:p>
            <text:p>                                                                    </text:p>
          </table:table-cell>
          <table:table-cell/>
          <table:table-cell office:value-type="string" calcext:value-type="string">
            <text:p/>
            <text:p>Bachelor of Science (BSc) in Computer Science  Engineering</text:p>
            <text:p>Skills Required: Communication skill, IT Support Service</text:p>
            <text:p/>
          </table:table-cell>
          <table:table-cell office:value-type="string" calcext:value-type="string">
            <text:p/>
            <text:p>Age 25 to 35 years </text:p>
            <text:p>Only males are allowed to apply</text:p>
            <text:p>IT System Management</text:p>
            <text:p>Architects and design infrastructure within systems and network capacity.</text:p>
            <text:p>Experience troubleshooting large scale distributed systems </text:p>
            <text:p>Knowledge of SAN technology. Experience with multiple enterprise backup strategies, including agent and SAN-based backups, snapshots, and file and block-level replication. </text:p>
            <text:p>Working knowledge of PowerShell or similar scripting language(s).</text:p>
            <text:p>IT Documentation  and designing (SOP,MOP etc).</text:p>
            <text:p>Administer server and network infrastructure in  Cisco Blade Servers </text:p>
            <text:p>Administer various Cisco Switch Network Manage Layer 2 </text:p>
            <text:p> IP Telephony System </text:p>
            <text:p>Wireless Network </text:p>
            <text:p>Storage  system </text:p>
            <text:p>Security Devices Firewall (Juniper)</text:p>
            <text:p>Administer and support Exchange Server /Office 365 </text:p>
            <text:p>Review, update, and maintain existing IT related policies and draft new policies as needed </text:p>
            <text:p>Maintain hardware and software inventories. </text:p>
            <text:p>Ensure existing, IT related certifications are renewed </text:p>
            <text:p>Obtain new certifications to increase security</text:p>
            <text:p>Capability to installing  Server Rack ,firewall , storage, switch , network equipment , UPS ,batteries etc .</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9, 2019</text:p>
            <text:p>                                                                        </text:p>
          </table:table-cell>
          <table:table-cell office:value-type="string" calcext:value-type="string">
            <text:p/>
            <text:p>Â Nov 26, 2019</text:p>
            <text:p>                                                                        </text:p>
          </table:table-cell>
          <table:table-cell table:number-columns-repeated="1007"/>
        </table:table-row>
        <table:table-row table:style-name="ro12">
          <table:table-cell office:value-type="string" calcext:value-type="string">
            <text:p>Programmer</text:p>
          </table:table-cell>
          <table:table-cell office:value-type="string" calcext:value-type="string">
            <text:p>Digicon Technologies Ltd. </text:p>
          </table:table-cell>
          <table:table-cell office:value-type="string" calcext:value-type="string">
            <text:p>01</text:p>
            <text:p>                                                                </text:p>
          </table:table-cell>
          <table:table-cell office:value-type="string" calcext:value-type="string">
            <text:p>Must have clear concept of OOP PHP, MVC, Understanding of Object Construction.</text:p>
            <text:p>Working experience on PHP Raw Coding.</text:p>
            <text:p>Experience with a relational database, preferably MySQL.</text:p>
            <text:p>Must have working experience on following web technologies: Vue.js, Vanilla JS, jQuery, Ajax, HTML5, CSS, Bootstrap, materialize js, PhoneGap, Ionic, Apache Cordova.</text:p>
            <text:p>Implement and deploy different third-party APIs like Facebook API, Google API, Ajax Libraries APIs, SMS integration, Jason APIs.</text:p>
            <text:p>Optimize existing code base and work on software architecture.</text:p>
            <text:p>Work in a cross-functional team with product owners, mobile developers, front end developers and designers.</text:p>
            <text:p>Understand customer behavior and create positive improvements.</text:p>
          </table:table-cell>
          <table:table-cell office:value-type="string" calcext:value-type="string">
            <text:p><text:span text:style-name="T1">We are looking for a full stack programmer, who will work in an agile and interdisciplinary team, closely together with our product development manager, and make a contribution to the development of our products. Applicant must have technical problem-solving skill and able to share their understanding with business partners, technical or non-technical person.</text:span></text:p>
            <text:p><text:span text:style-name="T1">                                                        </text:span></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Dhaka (Khilkhet)</text:p>
            <text:p>                                                                    </text:p>
          </table:table-cell>
          <table:table-cell/>
          <table:table-cell office:value-type="string" calcext:value-type="string">
            <text:p/>
            <text:p>Bachelor of Science (BSc) in Computer Science Engineering</text:p>
            <text:p/>
          </table:table-cell>
          <table:table-cell office:value-type="string" calcext:value-type="string">
            <text:p/>
            <text:p>Age 25 to 32 years </text:p>
            <text:p>Both males and females are allowed to apply</text:p>
            <text:p>Should have good Communication Skill.</text:p>
            <text:p>Able to work under pressure.</text:p>
            <text:p>Able to work independently and in a team.</text:p>
            <text:p>Able to multi-task.</text:p>
            <text:p>Open to take challenge.</text:p>
            <text:p/>
          </table:table-cell>
          <table:table-cell/>
          <table:table-cell office:value-type="string" calcext:value-type="string">
            <text:p/>
            <text:p>Festival Bonus: 2As per policy.</text:p>
            <text:p/>
          </table:table-cell>
          <table:table-cell office:value-type="string" calcext:value-type="string">
            <text:p/>
            <text:p>Â Oct 29, 2019</text:p>
            <text:p>                                                                        </text:p>
          </table:table-cell>
          <table:table-cell office:value-type="string" calcext:value-type="string">
            <text:p/>
            <text:p>Â Nov 14, 2019</text:p>
            <text:p>                                                                        </text:p>
          </table:table-cell>
          <table:table-cell table:number-columns-repeated="1007"/>
        </table:table-row>
        <table:table-row table:style-name="ro13">
          <table:table-cell office:value-type="string" calcext:value-type="string">
            <text:p>Executive, MIS</text:p>
          </table:table-cell>
          <table:table-cell office:value-type="string" calcext:value-type="string">
            <text:p>Digicon Technologies Ltd. </text:p>
          </table:table-cell>
          <table:table-cell office:value-type="string" calcext:value-type="string">
            <text:p>     1</text:p>
            <text:p>                                                                </text:p>
          </table:table-cell>
          <table:table-cell office:value-type="string" calcext:value-type="string">
            <text:p/>
            <text:p>Daily &amp; Monthly productivity Report.</text:p>
            <text:p>Attendance maintenance &amp; absenteeism dashboard preparing.</text:p>
            <text:p>Monthly performance-stack reporting.</text:p>
            <text:p>Roaster preparation and maintenance.</text:p>
            <text:p>QA performance vs standard report.</text:p>
            <text:p>Monthly Service Level Template update.</text:p>
            <text:p>Developing &amp; maintain different type of reporting dashboard as per requirement.</text:p>
            <text:p>Report generation from mass data.</text:p>
            <text:p/>
          </table:table-cell>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at most 30 years</text:p>
            <text:p>                                                                    </text:p>
          </table:table-cell>
          <table:table-cell office:value-type="string" calcext:value-type="string">
            <text:p/>
            <text:p>Â Dhaka (Khilkhet)</text:p>
            <text:p>                                                                    </text:p>
          </table:table-cell>
          <table:table-cell/>
          <table:table-cell office:value-type="string" calcext:value-type="string">
            <text:p/>
            <text:p>Bachelor Degree, preferably in Management Information System/Statistics from any recognized university.</text:p>
            <text:p/>
          </table:table-cell>
          <table:table-cell office:value-type="string" calcext:value-type="string">
            <text:p/>
            <text:p>Age at most 30 years </text:p>
            <text:p>Both males and females are allowed to apply</text:p>
            <text:p>Advanced level Excel (Vlookup, Pivot-Table, Function, Formula, Dashboard, Chart/Graph etc) is required.Should have knowledge in workforce manning calculation and shift roster preparation.Should have basic knowledge on MS Access, SQL Query, Power Point.Must have Analytical ability and Problem Solving skills.Willing to work in any roster.</text:p>
            <text:p/>
          </table:table-cell>
          <table:table-cell/>
          <table:table-cell office:value-type="string" calcext:value-type="string">
            <text:p/>
            <text:p>Festival Bonus: 2As per Policy.</text:p>
            <text:p/>
          </table:table-cell>
          <table:table-cell office:value-type="string" calcext:value-type="string">
            <text:p/>
            <text:p>Â Oct 28, 2019</text:p>
            <text:p>                                                                        </text:p>
          </table:table-cell>
          <table:table-cell office:value-type="string" calcext:value-type="string">
            <text:p/>
            <text:p>Â Nov 10, 2019</text:p>
            <text:p>                                                                        </text:p>
          </table:table-cell>
          <table:table-cell table:number-columns-repeated="1007"/>
        </table:table-row>
        <table:table-row table:style-name="ro14">
          <table:table-cell office:value-type="string" calcext:value-type="string">
            <text:p>iOS Developer/ Trainer</text:p>
          </table:table-cell>
          <table:table-cell office:value-type="string" calcext:value-type="string">
            <text:p>Radisson Digital Technologies Ltd. </text:p>
          </table:table-cell>
          <table:table-cell office:value-type="string" calcext:value-type="string">
            <text:p>   02</text:p>
            <text:p>                                                                </text:p>
          </table:table-cell>
          <table:table-cell office:value-type="string" calcext:value-type="string">
            <text:p/>
            <text:p>Online Portfolio or example of live work is MUST.</text:p>
            <text:p>Candidate must be able to work independently.</text:p>
            <text:p>Proficient in iOS SDK (9.x, 10.x, 11.x), Objective C, Swift, XCode, SQLite, Cocoa Touch, Web service.</text:p>
            <text:p>Familiarity with RESTful APIs to connect iOS applications to back-end services</text:p>
            <text:p>Develop new mobile applications according to client's/management requirements.</text:p>
            <text:p>Maintain and enhance existing mobile applications.</text:p>
            <text:p>Manage projects, maintain documentation on different phases of projects.</text:p>
            <text:p>Respond promptly and fix the issues/bug identified by clients/QC.</text:p>
            <text:p>Must have hands-on experience on using Auto Layout to support adaptive layouts</text:p>
            <text:p>Knows how to handle both xib files and storyboard</text:p>
            <text:p>Extensive experience in developing high performance Enterprise iOS applications with multilingual support</text:p>
            <text:p>Push notifications using APNS, camera UI handling etc. also a must</text:p>
            <text:p>Must have very good Object Oriented Concepts</text:p>
            <text:p>Hands-on experience on publishing iOS app in apple app store is a must</text:p>
            <text:p>Comfortable working through the entire stack from user interface through the systems levels</text:p>
            <text:p>Experience on web service or Web API integration and consuming XML or JSON is a must</text:p>
            <text:p>Database programming skills on SQLite, MySQL or PostgreSql</text:p>
            <text:p>Hard working, Innovative, Quality Conscious, Self-motivated</text:p>
            <text:p>Keep skills current with new technologies</text:p>
            <text:p>Has to work on multiple projects</text:p>
            <text:p>Has to attend meetings with client</text:p>
            <text:p>Have to use version controlling system (git).</text:p>
            <text:p/>
          </table:table-cell>
          <table:table-cell/>
          <table:table-cell office:value-type="string" calcext:value-type="string">
            <text:p/>
            <text:p>                                                                Full-time</text:p>
            <text:p>                                                            </text:p>
          </table:table-cell>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Dhaka</text:p>
            <text:p>                                                                    </text:p>
          </table:table-cell>
          <table:table-cell/>
          <table:table-cell office:value-type="string" calcext:value-type="string">
            <text:p/>
            <text:p>Bachelor of Science (BSc) in iOSiOS based Education back Ground.</text:p>
            <text:p/>
          </table:table-cell>
          <table:table-cell office:value-type="string" calcext:value-type="string">
            <text:p/>
            <text:p>Age 24 to 35 years </text:p>
            <text:p>Both males and females are allowed to apply</text:p>
            <text:p>Required to communicate effectively with development team.</text:p>
            <text:p>Communicate with client directly</text:p>
            <text:p>Must have capability to adapt new technology and if necessary switch to new technology</text:p>
            <text:p>With the QA team, jointly develop strategies for automating testing across multiple platforms.</text:p>
            <text:p>Perform detailed requirement , time estimation, analysis and contribute to the design of the architecture</text:p>
            <text:p>Highly motivated, enthusiastic, and self-driven. Strong desire to learn new technologies.</text:p>
            <text:p/>
          </table:table-cell>
          <table:table-cell office:value-type="string" calcext:value-type="string">
            <text:p/>
            <text:p>Â Negotiable</text:p>
            <text:p>                                                                    </text:p>
          </table:table-cell>
          <table:table-cell/>
          <table:table-cell office:value-type="string" calcext:value-type="string">
            <text:p/>
            <text:p>Â Oct 29, 2019</text:p>
            <text:p>                                                                        </text:p>
          </table:table-cell>
          <table:table-cell office:value-type="string" calcext:value-type="string">
            <text:p/>
            <text:p>Â Nov 10, 2019</text:p>
            <text:p>                                                                        </text:p>
          </table:table-cell>
          <table:table-cell table:number-columns-repeated="1007"/>
        </table:table-row>
        <table:table-row table:style-name="ro15">
          <table:table-cell office:value-type="string" calcext:value-type="string">
            <text:p>Junior Programmer</text:p>
          </table:table-cell>
          <table:table-cell office:value-type="string" calcext:value-type="string">
            <text:p>Tiller </text:p>
          </table:table-cell>
          <table:table-cell office:value-type="string" calcext:value-type="string">
            <text:p>         2</text:p>
            <text:p>                                                                </text:p>
          </table:table-cell>
          <table:table-cell office:value-type="string" calcext:value-type="string">
            <text:p/>
            <text:p>Web Application Development</text:p>
            <text:p>Build and restructure Back-end Services</text:p>
            <text:p>Restructure and Build Front-end Services</text:p>
            <text:p>Project debugging and Testing &amp;</text:p>
            <text:p>Other relevant tasks.</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in Engineering (BEngg) in Computer Science &amp; Engineering</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9, 2019</text:p>
            <text:p>                                                                        </text:p>
          </table:table-cell>
          <table:table-cell office:value-type="string" calcext:value-type="string">
            <text:p/>
            <text:p>Â Nov 16, 2019</text:p>
            <text:p>                                                                        </text:p>
          </table:table-cell>
          <table:table-cell table:number-columns-repeated="1007"/>
        </table:table-row>
        <table:table-row table:style-name="ro6">
          <table:table-cell office:value-type="string" calcext:value-type="string">
            <text:p>Programmer</text:p>
          </table:table-cell>
          <table:table-cell office:value-type="string" calcext:value-type="string">
            <text:p>Live Technologies Ltd. </text:p>
          </table:table-cell>
          <table:table-cell office:value-type="string" calcext:value-type="string">
            <text:p>    5</text:p>
            <text:p>                                                                </text:p>
          </table:table-cell>
          <table:table-cell office:value-type="string" calcext:value-type="string">
            <text:p/>
            <text:p>Develop quality software and web applications within a multi facilitated team.</text:p>
            <text:p>Analyse and maintain existing software applications</text:p>
            <text:p>Design highly scalable, testable code</text:p>
            <text:p>Discover and fix programming bugs</text:p>
            <text:p>Experience with building restful API's</text:p>
            <text:p/>
          </table:table-cell>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of Science (BSc)</text:p>
            <text:p/>
          </table:table-cell>
          <table:table-cell office:value-type="string" calcext:value-type="string">
            <text:p/>
            <text:p>Both males and females are allowed to apply</text:p>
            <text:p>You have solid experience as Laravel (PHP) Developer.</text:p>
            <text:p>You have sound knowledge in Javascript, Jquery. Knowing React Js is a plus.</text:p>
            <text:p>Extensive skills in HTML5 &amp; CSS3.</text:p>
            <text:p>Experience in My SQL.</text:p>
            <text:p>With an agile mind-set, you prefer a fast live performance without losing sight of the quality.</text:p>
            <text:p>Ability to understand the business applications of the features you will be building</text:p>
            <text:p>You like to communicate and are open to new things.</text:p>
            <text:p/>
          </table:table-cell>
          <table:table-cell office:value-type="string" calcext:value-type="string">
            <text:p/>
            <text:p>Â Negotiable</text:p>
            <text:p>                                                                    </text:p>
          </table:table-cell>
          <table:table-cell office:value-type="string" calcext:value-type="string">
            <text:p/>
            <text:p>Mobile bill, Tour allowance, Performance bonusLunch Facilities: Partially SubsidizeSalary Review: YearlyFestival Bonus: 3</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16">
          <table:table-cell office:value-type="string" calcext:value-type="string">
            <text:p>Asst.Manager/ Manager - Digital Marketing</text:p>
          </table:table-cell>
          <table:table-cell office:value-type="string" calcext:value-type="string">
            <text:p>H&amp;F Fashion Ltd. </text:p>
          </table:table-cell>
          <table:table-cell office:value-type="string" calcext:value-type="string">
            <text:p>    Not specific</text:p>
            <text:p>                                                                </text:p>
          </table:table-cell>
          <table:table-cell office:value-type="string" calcext:value-type="string">
            <text:p/>
            <text:p>Must be capable to speak in English with foreigners.</text:p>
            <text:p>SEO</text:p>
            <text:p>Inbound and outbound marketing.</text:p>
            <text:p>Affiliate Marketing.</text:p>
            <text:p>SEO, SMM, SEM, SMO Marketing.  </text:p>
            <text:p>Content Marketing. </text:p>
            <text:p>Should know about video editing.</text:p>
            <text:p>Plan and execute all the digital marketing campaign, including a good Graphics Design Knowledge, Photoshop &amp; Illustrator, create necessary marketing database, email and social media.</text:p>
            <text:p>Facebook pixel, Facebook boosting, email marketing, SMS campaign.</text:p>
            <text:p>Excellent understanding of Facebook, Alibaba, LinkedIn, Twitter, Pinterest, Youtube, Instagram and Snapchat as marketing platforms.</text:p>
            <text:p>Producing weekly reports on progress against job responsibilities</text:p>
            <text:p>Maintain a rock solid PR with potential clients.</text:p>
            <text:p>Measure performance of digital marketing campaigns using a variety of Web analytics tools</text:p>
            <text:p>Perform to resource new clients/prospects  by direct phone call</text:p>
            <text:p/>
          </table:table-cell>
          <table:table-cell/>
          <table:table-cell office:value-type="string" calcext:value-type="string">
            <text:p/>
            <text:p>                                                                Full-time</text:p>
            <text:p>                                                            </text:p>
          </table:table-cell>
          <table:table-cell office:value-type="string" calcext:value-type="string">
            <text:p/>
            <text:p>Â At least 5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MBA( Marketing).</text:p>
            <text:p/>
          </table:table-cell>
          <table:table-cell office:value-type="string" calcext:value-type="string">
            <text:p/>
            <text:p>Knowledge and experience about online marketing and sales generation (through FB, YouTube, LinkedIn Google etc.).</text:p>
            <text:p>Good English &amp; Bengali communication, organizational and time-management skills</text:p>
            <text:p>Practical knowledge of social media marketing.</text:p>
            <text:p>Excellent understanding of Face book, Alibaba, LinkedIn, Twitter,  Pinterest, YouTube, Instagram and Snap chat as marketing platforms.</text:p>
            <text:p>Good English &amp; Bengali communication, organizational and time-management skills.</text:p>
            <text:p/>
          </table:table-cell>
          <table:table-cell office:value-type="string" calcext:value-type="string">
            <text:p/>
            <text:p>Â Negotiable</text:p>
            <text:p>                                                                    </text:p>
          </table:table-cell>
          <table:table-cell/>
          <table:table-cell office:value-type="string" calcext:value-type="string">
            <text:p/>
            <text:p>Â Oct 28, 2019</text:p>
            <text:p>                                                                        </text:p>
          </table:table-cell>
          <table:table-cell office:value-type="string" calcext:value-type="string">
            <text:p/>
            <text:p>Â Nov 26, 2019</text:p>
            <text:p>                                                                        </text:p>
          </table:table-cell>
          <table:table-cell table:number-columns-repeated="1007"/>
        </table:table-row>
        <table:table-row table:style-name="ro17">
          <table:table-cell office:value-type="string" calcext:value-type="string">
            <text:p>Assistant Engineer</text:p>
          </table:table-cell>
          <table:table-cell office:value-type="string" calcext:value-type="string">
            <text:p>Richman Informatics </text:p>
          </table:table-cell>
          <table:table-cell office:value-type="string" calcext:value-type="string">
            <text:p>                 Not specific</text:p>
            <text:p>                                                                </text:p>
          </table:table-cell>
          <table:table-cell office:value-type="string" calcext:value-type="string">
            <text:p>Onsite Installation &amp; Troubleshooting of LAN &amp; Wireless Infrastructure</text:p>
          </table:table-cell>
          <table:table-cell office:value-type="string" calcext:value-type="string">
            <text:p><text:span text:style-name="T1">We, Richman Informatics, are looking for Smart, Energetic, Sincere and Hardworking personal for the following post</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CSE, EEE</text:p>
            <text:p/>
          </table:table-cell>
          <table:table-cell office:value-type="string" calcext:value-type="string">
            <text:p/>
            <text:p>Positive attitude &amp; eager to learn</text:p>
            <text:p>Highly committed to ensure prompt support on time</text:p>
            <text:p>Sound knowledge on PC Hardware, AP, Switch &amp; Router</text:p>
            <text:p/>
          </table:table-cell>
          <table:table-cell office:value-type="string" calcext:value-type="string">
            <text:p/>
            <text:p>Â Negotiable</text:p>
            <text:p>                                                                    </text:p>
          </table:table-cell>
          <table:table-cell office:value-type="string" calcext:value-type="string">
            <text:p/>
            <text:p>T/A, Mobile billSalary Review: YearlyFestival Bonus: 2</text:p>
            <text:p/>
          </table:table-cell>
          <table:table-cell office:value-type="string" calcext:value-type="string">
            <text:p/>
            <text:p>Â Oct 29, 2019</text:p>
            <text:p>                                                                        </text:p>
          </table:table-cell>
          <table:table-cell office:value-type="string" calcext:value-type="string">
            <text:p/>
            <text:p>Â Nov 15, 2019</text:p>
            <text:p>                                                                        </text:p>
          </table:table-cell>
          <table:table-cell table:number-columns-repeated="1007"/>
        </table:table-row>
        <table:table-row table:style-name="ro18" table:number-rows-repeated="1048553">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1">00/00/0000</text:date>, <text:time style:data-style-name="N2" text:time-value="14:08:06.0616406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1T14:18:04.727899541</dc:date>
    <meta:editing-duration>PT24M11S</meta:editing-duration>
    <meta:editing-cycles>2</meta:editing-cycles>
    <meta:generator>LibreOffice/6.2.7.1$Linux_X86_64 LibreOffice_project/20$Build-1</meta:generator>
    <meta:document-statistic meta:table-count="1" meta:cell-count="316" meta:object-count="0"/>
  </office:meta>
</office:document-meta>
</file>